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42.23mm" svg:height="146.08mm" svg:x="2942.6mm" svg:y="41.44mm">
            <loext:p draw:notify-on-update-of-ranges="merge_obj.A3:merge_obj.EV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47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46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6"/>
        </table:table-row>
        <table:table-row table:style-name="ro1">
          <table:table-cell office:value-type="float" office:value="689044000" calcext:value-type="float">
            <text:p>689044000</text:p>
          </table:table-cell>
          <table:table-cell office:value-type="float" office:value="692616000" calcext:value-type="float">
            <text:p>692616000</text:p>
          </table:table-cell>
          <table:table-cell office:value-type="float" office:value="686956000" calcext:value-type="float">
            <text:p>686956000</text:p>
          </table:table-cell>
          <table:table-cell office:value-type="float" office:value="690097000" calcext:value-type="float">
            <text:p>690097000</text:p>
          </table:table-cell>
          <table:table-cell office:value-type="float" office:value="687102000" calcext:value-type="float">
            <text:p>687102000</text:p>
          </table:table-cell>
          <table:table-cell office:value-type="float" office:value="686633000" calcext:value-type="float">
            <text:p>686633000</text:p>
          </table:table-cell>
          <table:table-cell office:value-type="float" office:value="688914000" calcext:value-type="float">
            <text:p>688914000</text:p>
          </table:table-cell>
          <table:table-cell office:value-type="float" office:value="686863000" calcext:value-type="float">
            <text:p>686863000</text:p>
          </table:table-cell>
          <table:table-cell office:value-type="float" office:value="690534000" calcext:value-type="float">
            <text:p>690534000</text:p>
          </table:table-cell>
          <table:table-cell office:value-type="float" office:value="687405000" calcext:value-type="float">
            <text:p>687405000</text:p>
          </table:table-cell>
          <table:table-cell office:value-type="float" office:value="719980000" calcext:value-type="float">
            <text:p>719980000</text:p>
          </table:table-cell>
          <table:table-cell office:value-type="float" office:value="719824000" calcext:value-type="float">
            <text:p>719824000</text:p>
          </table:table-cell>
          <table:table-cell office:value-type="float" office:value="720305000" calcext:value-type="float">
            <text:p>720305000</text:p>
          </table:table-cell>
          <table:table-cell office:value-type="float" office:value="719829000" calcext:value-type="float">
            <text:p>719829000</text:p>
          </table:table-cell>
          <table:table-cell office:value-type="float" office:value="720825000" calcext:value-type="float">
            <text:p>720825000</text:p>
          </table:table-cell>
          <table:table-cell office:value-type="float" office:value="720349000" calcext:value-type="float">
            <text:p>720349000</text:p>
          </table:table-cell>
          <table:table-cell office:value-type="float" office:value="720023000" calcext:value-type="float">
            <text:p>720023000</text:p>
          </table:table-cell>
          <table:table-cell office:value-type="float" office:value="719012000" calcext:value-type="float">
            <text:p>719012000</text:p>
          </table:table-cell>
          <table:table-cell office:value-type="float" office:value="718873000" calcext:value-type="float">
            <text:p>718873000</text:p>
          </table:table-cell>
          <table:table-cell office:value-type="float" office:value="718980000" calcext:value-type="float">
            <text:p>718980000</text:p>
          </table:table-cell>
          <table:table-cell office:value-type="float" office:value="719848000" calcext:value-type="float">
            <text:p>719848000</text:p>
          </table:table-cell>
          <table:table-cell office:value-type="float" office:value="719878000" calcext:value-type="float">
            <text:p>719878000</text:p>
          </table:table-cell>
          <table:table-cell office:value-type="float" office:value="719226000" calcext:value-type="float">
            <text:p>719226000</text:p>
          </table:table-cell>
          <table:table-cell office:value-type="float" office:value="719153000" calcext:value-type="float">
            <text:p>719153000</text:p>
          </table:table-cell>
          <table:table-cell office:value-type="float" office:value="719317000" calcext:value-type="float">
            <text:p>719317000</text:p>
          </table:table-cell>
          <table:table-cell office:value-type="float" office:value="719362000" calcext:value-type="float">
            <text:p>719362000</text:p>
          </table:table-cell>
          <table:table-cell office:value-type="float" office:value="718876000" calcext:value-type="float">
            <text:p>718876000</text:p>
          </table:table-cell>
          <table:table-cell office:value-type="float" office:value="720333000" calcext:value-type="float">
            <text:p>720333000</text:p>
          </table:table-cell>
          <table:table-cell office:value-type="float" office:value="718871000" calcext:value-type="float">
            <text:p>718871000</text:p>
          </table:table-cell>
          <table:table-cell office:value-type="float" office:value="718800000" calcext:value-type="float">
            <text:p>718800000</text:p>
          </table:table-cell>
          <table:table-cell office:value-type="float" office:value="738674000" calcext:value-type="float">
            <text:p>738674000</text:p>
          </table:table-cell>
          <table:table-cell office:value-type="float" office:value="738841000" calcext:value-type="float">
            <text:p>738841000</text:p>
          </table:table-cell>
          <table:table-cell office:value-type="float" office:value="738951000" calcext:value-type="float">
            <text:p>738951000</text:p>
          </table:table-cell>
          <table:table-cell office:value-type="float" office:value="739516000" calcext:value-type="float">
            <text:p>739516000</text:p>
          </table:table-cell>
          <table:table-cell office:value-type="float" office:value="739264000" calcext:value-type="float">
            <text:p>739264000</text:p>
          </table:table-cell>
          <table:table-cell office:value-type="float" office:value="738459000" calcext:value-type="float">
            <text:p>738459000</text:p>
          </table:table-cell>
          <table:table-cell office:value-type="float" office:value="738701000" calcext:value-type="float">
            <text:p>738701000</text:p>
          </table:table-cell>
          <table:table-cell office:value-type="float" office:value="738465000" calcext:value-type="float">
            <text:p>738465000</text:p>
          </table:table-cell>
          <table:table-cell office:value-type="float" office:value="739681000" calcext:value-type="float">
            <text:p>739681000</text:p>
          </table:table-cell>
          <table:table-cell office:value-type="float" office:value="738349000" calcext:value-type="float">
            <text:p>738349000</text:p>
          </table:table-cell>
          <table:table-cell office:value-type="float" office:value="738443000" calcext:value-type="float">
            <text:p>738443000</text:p>
          </table:table-cell>
          <table:table-cell office:value-type="float" office:value="739317000" calcext:value-type="float">
            <text:p>739317000</text:p>
          </table:table-cell>
          <table:table-cell office:value-type="float" office:value="738338000" calcext:value-type="float">
            <text:p>738338000</text:p>
          </table:table-cell>
          <table:table-cell office:value-type="float" office:value="739200000" calcext:value-type="float">
            <text:p>739200000</text:p>
          </table:table-cell>
          <table:table-cell office:value-type="float" office:value="739408000" calcext:value-type="float">
            <text:p>739408000</text:p>
          </table:table-cell>
          <table:table-cell office:value-type="float" office:value="738859000" calcext:value-type="float">
            <text:p>738859000</text:p>
          </table:table-cell>
          <table:table-cell office:value-type="float" office:value="738723000" calcext:value-type="float">
            <text:p>738723000</text:p>
          </table:table-cell>
          <table:table-cell office:value-type="float" office:value="738376000" calcext:value-type="float">
            <text:p>738376000</text:p>
          </table:table-cell>
          <table:table-cell office:value-type="float" office:value="737989000" calcext:value-type="float">
            <text:p>737989000</text:p>
          </table:table-cell>
          <table:table-cell office:value-type="float" office:value="739145000" calcext:value-type="float">
            <text:p>739145000</text:p>
          </table:table-cell>
          <table:table-cell office:value-type="float" office:value="738828000" calcext:value-type="float">
            <text:p>738828000</text:p>
          </table:table-cell>
          <table:table-cell office:value-type="float" office:value="738998000" calcext:value-type="float">
            <text:p>738998000</text:p>
          </table:table-cell>
          <table:table-cell office:value-type="float" office:value="738968000" calcext:value-type="float">
            <text:p>738968000</text:p>
          </table:table-cell>
          <table:table-cell office:value-type="float" office:value="738842000" calcext:value-type="float">
            <text:p>738842000</text:p>
          </table:table-cell>
          <table:table-cell office:value-type="float" office:value="738715000" calcext:value-type="float">
            <text:p>738715000</text:p>
          </table:table-cell>
          <table:table-cell office:value-type="float" office:value="739616000" calcext:value-type="float">
            <text:p>739616000</text:p>
          </table:table-cell>
          <table:table-cell office:value-type="float" office:value="739625000" calcext:value-type="float">
            <text:p>739625000</text:p>
          </table:table-cell>
          <table:table-cell office:value-type="float" office:value="739427000" calcext:value-type="float">
            <text:p>739427000</text:p>
          </table:table-cell>
          <table:table-cell office:value-type="float" office:value="738586000" calcext:value-type="float">
            <text:p>738586000</text:p>
          </table:table-cell>
          <table:table-cell office:value-type="float" office:value="739276000" calcext:value-type="float">
            <text:p>739276000</text:p>
          </table:table-cell>
          <table:table-cell table:number-columns-repeated="41" office:value-type="float" office:value="778119000" calcext:value-type="float">
            <text:p>778119000</text:p>
          </table:table-cell>
          <table:table-cell office:value-type="float" office:value="781732000" calcext:value-type="float">
            <text:p>781732000</text:p>
          </table:table-cell>
          <table:table-cell office:value-type="float" office:value="781168000" calcext:value-type="float">
            <text:p>781168000</text:p>
          </table:table-cell>
          <table:table-cell office:value-type="float" office:value="780922000" calcext:value-type="float">
            <text:p>780922000</text:p>
          </table:table-cell>
          <table:table-cell office:value-type="float" office:value="781040000" calcext:value-type="float">
            <text:p>781040000</text:p>
          </table:table-cell>
          <table:table-cell office:value-type="float" office:value="781320000" calcext:value-type="float">
            <text:p>781320000</text:p>
          </table:table-cell>
          <table:table-cell office:value-type="float" office:value="781815000" calcext:value-type="float">
            <text:p>781815000</text:p>
          </table:table-cell>
          <table:table-cell office:value-type="float" office:value="781818000" calcext:value-type="float">
            <text:p>781818000</text:p>
          </table:table-cell>
          <table:table-cell office:value-type="float" office:value="781405000" calcext:value-type="float">
            <text:p>781405000</text:p>
          </table:table-cell>
          <table:table-cell office:value-type="float" office:value="781178000" calcext:value-type="float">
            <text:p>781178000</text:p>
          </table:table-cell>
          <table:table-cell office:value-type="float" office:value="781525000" calcext:value-type="float">
            <text:p>781525000</text:p>
          </table:table-cell>
          <table:table-cell office:value-type="float" office:value="780980000" calcext:value-type="float">
            <text:p>780980000</text:p>
          </table:table-cell>
          <table:table-cell office:value-type="float" office:value="781555000" calcext:value-type="float">
            <text:p>781555000</text:p>
          </table:table-cell>
          <table:table-cell office:value-type="float" office:value="781342000" calcext:value-type="float">
            <text:p>781342000</text:p>
          </table:table-cell>
          <table:table-cell office:value-type="float" office:value="782310000" calcext:value-type="float">
            <text:p>782310000</text:p>
          </table:table-cell>
          <table:table-cell office:value-type="float" office:value="781315000" calcext:value-type="float">
            <text:p>781315000</text:p>
          </table:table-cell>
          <table:table-cell office:value-type="float" office:value="781537000" calcext:value-type="float">
            <text:p>781537000</text:p>
          </table:table-cell>
          <table:table-cell office:value-type="float" office:value="781097000" calcext:value-type="float">
            <text:p>781097000</text:p>
          </table:table-cell>
          <table:table-cell office:value-type="float" office:value="781514000" calcext:value-type="float">
            <text:p>781514000</text:p>
          </table:table-cell>
          <table:table-cell office:value-type="float" office:value="781722000" calcext:value-type="float">
            <text:p>781722000</text:p>
          </table:table-cell>
          <table:table-cell office:value-type="float" office:value="781221000" calcext:value-type="float">
            <text:p>781221000</text:p>
          </table:table-cell>
          <table:table-cell office:value-type="float" office:value="781123000" calcext:value-type="float">
            <text:p>781123000</text:p>
          </table:table-cell>
          <table:table-cell office:value-type="float" office:value="780933000" calcext:value-type="float">
            <text:p>780933000</text:p>
          </table:table-cell>
          <table:table-cell office:value-type="float" office:value="781565000" calcext:value-type="float">
            <text:p>781565000</text:p>
          </table:table-cell>
          <table:table-cell office:value-type="float" office:value="781355000" calcext:value-type="float">
            <text:p>781355000</text:p>
          </table:table-cell>
          <table:table-cell office:value-type="float" office:value="781637000" calcext:value-type="float">
            <text:p>781637000</text:p>
          </table:table-cell>
          <table:table-cell office:value-type="float" office:value="781411000" calcext:value-type="float">
            <text:p>781411000</text:p>
          </table:table-cell>
          <table:table-cell office:value-type="float" office:value="781323000" calcext:value-type="float">
            <text:p>781323000</text:p>
          </table:table-cell>
          <table:table-cell office:value-type="float" office:value="781416000" calcext:value-type="float">
            <text:p>781416000</text:p>
          </table:table-cell>
          <table:table-cell office:value-type="float" office:value="780972000" calcext:value-type="float">
            <text:p>780972000</text:p>
          </table:table-cell>
          <table:table-cell office:value-type="float" office:value="781473000" calcext:value-type="float">
            <text:p>781473000</text:p>
          </table:table-cell>
          <table:table-cell office:value-type="float" office:value="781639000" calcext:value-type="float">
            <text:p>781639000</text:p>
          </table:table-cell>
          <table:table-cell office:value-type="float" office:value="781438000" calcext:value-type="float">
            <text:p>781438000</text:p>
          </table:table-cell>
          <table:table-cell office:value-type="float" office:value="781636000" calcext:value-type="float">
            <text:p>781636000</text:p>
          </table:table-cell>
          <table:table-cell office:value-type="float" office:value="781398000" calcext:value-type="float">
            <text:p>781398000</text:p>
          </table:table-cell>
          <table:table-cell office:value-type="float" office:value="781600000" calcext:value-type="float">
            <text:p>781600000</text:p>
          </table:table-cell>
          <table:table-cell office:value-type="float" office:value="781502000" calcext:value-type="float">
            <text:p>781502000</text:p>
          </table:table-cell>
          <table:table-cell office:value-type="float" office:value="781449000" calcext:value-type="float">
            <text:p>781449000</text:p>
          </table:table-cell>
          <table:table-cell office:value-type="float" office:value="781578000" calcext:value-type="float">
            <text:p>781578000</text:p>
          </table:table-cell>
          <table:table-cell office:value-type="float" office:value="781431000" calcext:value-type="float">
            <text:p>781431000</text:p>
          </table:table-cell>
          <table:table-cell office:value-type="float" office:value="781457000" calcext:value-type="float">
            <text:p>781457000</text:p>
          </table:table-cell>
          <table:table-cell office:value-type="float" office:value="781469000" calcext:value-type="float">
            <text:p>781469000</text:p>
          </table:table-cell>
          <table:table-cell office:value-type="float" office:value="781452000" calcext:value-type="float">
            <text:p>781452000</text:p>
          </table:table-cell>
          <table:table-cell office:value-type="float" office:value="781633000" calcext:value-type="float">
            <text:p>781633000</text:p>
          </table:table-cell>
          <table:table-cell office:value-type="float" office:value="781613000" calcext:value-type="float">
            <text:p>781613000</text:p>
          </table:table-cell>
          <table:table-cell office:value-type="float" office:value="781424000" calcext:value-type="float">
            <text:p>781424000</text:p>
          </table:table-cell>
          <table:table-cell office:value-type="float" office:value="781385000" calcext:value-type="float">
            <text:p>781385000</text:p>
          </table:table-cell>
          <table:table-cell office:value-type="float" office:value="782143000" calcext:value-type="float">
            <text:p>782143000</text:p>
          </table:table-cell>
          <table:table-cell office:value-type="float" office:value="781270000" calcext:value-type="float">
            <text:p>781270000</text:p>
          </table:table-cell>
          <table:table-cell office:value-type="float" office:value="781557000" calcext:value-type="float">
            <text:p>781557000</text:p>
          </table:table-cell>
          <table:table-cell office:value-type="float" office:value="781121000" calcext:value-type="float">
            <text:p>781121000</text:p>
          </table:table-cell>
          <table:table-cell office:value-type="float" office:value="801122000" calcext:value-type="float">
            <text:p>80112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21:35.571899197</dc:date>
    <meta:editing-duration>P3DT21H8M43S</meta:editing-duration>
    <meta:editing-cycles>2</meta:editing-cycles>
    <meta:generator>LibreOffice/5.1.6.2$Linux_X86_64 LibreOffice_project/10m0$Build-2</meta:generator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24cm" svg:height="14.609cm" xlink:href=".." xlink:type="simple" chart:class="chart:line" chart:style-name="ch1">
        <chart:title svg:x="6.843cm" svg:y="0.428cm" chart:style-name="ch2">
          <text:p>zuck_small - simple merge (10+/5) - max 8.011e+08</text:p>
        </chart:title>
        <chart:plot-area chart:style-name="ch3" table:cell-range-address="merge_obj.A3:merge_obj.EV3" svg:x="1.495cm" svg:y="1.499cm" svg:width="22.245cm" svg:height="11.837cm">
          <chartooo:coordinate-region svg:x="3.413cm" svg:y="1.619cm" svg:width="20.321cm" svg:height="10.714cm"/>
          <chart:axis chart:dimension="x" chart:name="primary-x" chart:style-name="ch4">
            <chart:title svg:x="11.66cm" svg:y="13.628cm" chart:style-name="ch5">
              <text:p>SA Iterations</text:p>
            </chart:title>
          </chart:axis>
          <chart:axis chart:dimension="y" chart:name="primary-y" chart:style-name="ch4">
            <chart:title svg:x="0.451cm" svg:y="8.599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EV3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89044000">
                <text:p>689044000</text:p>
                <draw:g>
                  <svg:desc>merge_obj.A3:merge_obj.EV3</svg:desc>
                </draw:g>
              </table:table-cell>
              <table:table-cell office:value-type="float" office:value="692616000">
                <text:p>692616000</text:p>
              </table:table-cell>
              <table:table-cell office:value-type="float" office:value="686956000">
                <text:p>686956000</text:p>
              </table:table-cell>
              <table:table-cell office:value-type="float" office:value="690097000">
                <text:p>690097000</text:p>
              </table:table-cell>
              <table:table-cell office:value-type="float" office:value="687102000">
                <text:p>687102000</text:p>
              </table:table-cell>
              <table:table-cell office:value-type="float" office:value="686633000">
                <text:p>686633000</text:p>
              </table:table-cell>
              <table:table-cell office:value-type="float" office:value="688914000">
                <text:p>688914000</text:p>
              </table:table-cell>
              <table:table-cell office:value-type="float" office:value="686863000">
                <text:p>686863000</text:p>
              </table:table-cell>
              <table:table-cell office:value-type="float" office:value="690534000">
                <text:p>690534000</text:p>
              </table:table-cell>
              <table:table-cell office:value-type="float" office:value="687405000">
                <text:p>687405000</text:p>
              </table:table-cell>
              <table:table-cell office:value-type="float" office:value="719980000">
                <text:p>719980000</text:p>
              </table:table-cell>
              <table:table-cell office:value-type="float" office:value="719824000">
                <text:p>719824000</text:p>
              </table:table-cell>
              <table:table-cell office:value-type="float" office:value="720305000">
                <text:p>720305000</text:p>
              </table:table-cell>
              <table:table-cell office:value-type="float" office:value="719829000">
                <text:p>719829000</text:p>
              </table:table-cell>
              <table:table-cell office:value-type="float" office:value="720825000">
                <text:p>720825000</text:p>
              </table:table-cell>
              <table:table-cell office:value-type="float" office:value="720349000">
                <text:p>720349000</text:p>
              </table:table-cell>
              <table:table-cell office:value-type="float" office:value="720023000">
                <text:p>720023000</text:p>
              </table:table-cell>
              <table:table-cell office:value-type="float" office:value="719012000">
                <text:p>719012000</text:p>
              </table:table-cell>
              <table:table-cell office:value-type="float" office:value="718873000">
                <text:p>718873000</text:p>
              </table:table-cell>
              <table:table-cell office:value-type="float" office:value="718980000">
                <text:p>718980000</text:p>
              </table:table-cell>
              <table:table-cell office:value-type="float" office:value="719848000">
                <text:p>719848000</text:p>
              </table:table-cell>
              <table:table-cell office:value-type="float" office:value="719878000">
                <text:p>719878000</text:p>
              </table:table-cell>
              <table:table-cell office:value-type="float" office:value="719226000">
                <text:p>719226000</text:p>
              </table:table-cell>
              <table:table-cell office:value-type="float" office:value="719153000">
                <text:p>719153000</text:p>
              </table:table-cell>
              <table:table-cell office:value-type="float" office:value="719317000">
                <text:p>719317000</text:p>
              </table:table-cell>
              <table:table-cell office:value-type="float" office:value="719362000">
                <text:p>719362000</text:p>
              </table:table-cell>
              <table:table-cell office:value-type="float" office:value="718876000">
                <text:p>718876000</text:p>
              </table:table-cell>
              <table:table-cell office:value-type="float" office:value="720333000">
                <text:p>720333000</text:p>
              </table:table-cell>
              <table:table-cell office:value-type="float" office:value="718871000">
                <text:p>718871000</text:p>
              </table:table-cell>
              <table:table-cell office:value-type="float" office:value="718800000">
                <text:p>718800000</text:p>
              </table:table-cell>
              <table:table-cell office:value-type="float" office:value="738674000">
                <text:p>738674000</text:p>
              </table:table-cell>
              <table:table-cell office:value-type="float" office:value="738841000">
                <text:p>738841000</text:p>
              </table:table-cell>
              <table:table-cell office:value-type="float" office:value="738951000">
                <text:p>738951000</text:p>
              </table:table-cell>
              <table:table-cell office:value-type="float" office:value="739516000">
                <text:p>739516000</text:p>
              </table:table-cell>
              <table:table-cell office:value-type="float" office:value="739264000">
                <text:p>739264000</text:p>
              </table:table-cell>
              <table:table-cell office:value-type="float" office:value="738459000">
                <text:p>738459000</text:p>
              </table:table-cell>
              <table:table-cell office:value-type="float" office:value="738701000">
                <text:p>738701000</text:p>
              </table:table-cell>
              <table:table-cell office:value-type="float" office:value="738465000">
                <text:p>738465000</text:p>
              </table:table-cell>
              <table:table-cell office:value-type="float" office:value="739681000">
                <text:p>739681000</text:p>
              </table:table-cell>
              <table:table-cell office:value-type="float" office:value="738349000">
                <text:p>738349000</text:p>
              </table:table-cell>
              <table:table-cell office:value-type="float" office:value="738443000">
                <text:p>738443000</text:p>
              </table:table-cell>
              <table:table-cell office:value-type="float" office:value="739317000">
                <text:p>739317000</text:p>
              </table:table-cell>
              <table:table-cell office:value-type="float" office:value="738338000">
                <text:p>738338000</text:p>
              </table:table-cell>
              <table:table-cell office:value-type="float" office:value="739200000">
                <text:p>739200000</text:p>
              </table:table-cell>
              <table:table-cell office:value-type="float" office:value="739408000">
                <text:p>739408000</text:p>
              </table:table-cell>
              <table:table-cell office:value-type="float" office:value="738859000">
                <text:p>738859000</text:p>
              </table:table-cell>
              <table:table-cell office:value-type="float" office:value="738723000">
                <text:p>738723000</text:p>
              </table:table-cell>
              <table:table-cell office:value-type="float" office:value="738376000">
                <text:p>738376000</text:p>
              </table:table-cell>
              <table:table-cell office:value-type="float" office:value="737989000">
                <text:p>737989000</text:p>
              </table:table-cell>
              <table:table-cell office:value-type="float" office:value="739145000">
                <text:p>739145000</text:p>
              </table:table-cell>
              <table:table-cell office:value-type="float" office:value="738828000">
                <text:p>738828000</text:p>
              </table:table-cell>
              <table:table-cell office:value-type="float" office:value="738998000">
                <text:p>738998000</text:p>
              </table:table-cell>
              <table:table-cell office:value-type="float" office:value="738968000">
                <text:p>738968000</text:p>
              </table:table-cell>
              <table:table-cell office:value-type="float" office:value="738842000">
                <text:p>738842000</text:p>
              </table:table-cell>
              <table:table-cell office:value-type="float" office:value="738715000">
                <text:p>738715000</text:p>
              </table:table-cell>
              <table:table-cell office:value-type="float" office:value="739616000">
                <text:p>739616000</text:p>
              </table:table-cell>
              <table:table-cell office:value-type="float" office:value="739625000">
                <text:p>739625000</text:p>
              </table:table-cell>
              <table:table-cell office:value-type="float" office:value="739427000">
                <text:p>739427000</text:p>
              </table:table-cell>
              <table:table-cell office:value-type="float" office:value="738586000">
                <text:p>738586000</text:p>
              </table:table-cell>
              <table:table-cell office:value-type="float" office:value="739276000">
                <text:p>739276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78119000">
                <text:p>778119000</text:p>
              </table:table-cell>
              <table:table-cell office:value-type="float" office:value="781732000">
                <text:p>781732000</text:p>
              </table:table-cell>
              <table:table-cell office:value-type="float" office:value="781168000">
                <text:p>781168000</text:p>
              </table:table-cell>
              <table:table-cell office:value-type="float" office:value="780922000">
                <text:p>780922000</text:p>
              </table:table-cell>
              <table:table-cell office:value-type="float" office:value="781040000">
                <text:p>781040000</text:p>
              </table:table-cell>
              <table:table-cell office:value-type="float" office:value="781320000">
                <text:p>781320000</text:p>
              </table:table-cell>
              <table:table-cell office:value-type="float" office:value="781815000">
                <text:p>781815000</text:p>
              </table:table-cell>
              <table:table-cell office:value-type="float" office:value="781818000">
                <text:p>781818000</text:p>
              </table:table-cell>
              <table:table-cell office:value-type="float" office:value="781405000">
                <text:p>781405000</text:p>
              </table:table-cell>
              <table:table-cell office:value-type="float" office:value="781178000">
                <text:p>781178000</text:p>
              </table:table-cell>
              <table:table-cell office:value-type="float" office:value="781525000">
                <text:p>781525000</text:p>
              </table:table-cell>
              <table:table-cell office:value-type="float" office:value="780980000">
                <text:p>780980000</text:p>
              </table:table-cell>
              <table:table-cell office:value-type="float" office:value="781555000">
                <text:p>781555000</text:p>
              </table:table-cell>
              <table:table-cell office:value-type="float" office:value="781342000">
                <text:p>781342000</text:p>
              </table:table-cell>
              <table:table-cell office:value-type="float" office:value="782310000">
                <text:p>782310000</text:p>
              </table:table-cell>
              <table:table-cell office:value-type="float" office:value="781315000">
                <text:p>781315000</text:p>
              </table:table-cell>
              <table:table-cell office:value-type="float" office:value="781537000">
                <text:p>781537000</text:p>
              </table:table-cell>
              <table:table-cell office:value-type="float" office:value="781097000">
                <text:p>781097000</text:p>
              </table:table-cell>
              <table:table-cell office:value-type="float" office:value="781514000">
                <text:p>781514000</text:p>
              </table:table-cell>
              <table:table-cell office:value-type="float" office:value="781722000">
                <text:p>781722000</text:p>
              </table:table-cell>
              <table:table-cell office:value-type="float" office:value="781221000">
                <text:p>781221000</text:p>
              </table:table-cell>
              <table:table-cell office:value-type="float" office:value="781123000">
                <text:p>781123000</text:p>
              </table:table-cell>
              <table:table-cell office:value-type="float" office:value="780933000">
                <text:p>780933000</text:p>
              </table:table-cell>
              <table:table-cell office:value-type="float" office:value="781565000">
                <text:p>781565000</text:p>
              </table:table-cell>
              <table:table-cell office:value-type="float" office:value="781355000">
                <text:p>781355000</text:p>
              </table:table-cell>
              <table:table-cell office:value-type="float" office:value="781637000">
                <text:p>781637000</text:p>
              </table:table-cell>
              <table:table-cell office:value-type="float" office:value="781411000">
                <text:p>781411000</text:p>
              </table:table-cell>
              <table:table-cell office:value-type="float" office:value="781323000">
                <text:p>781323000</text:p>
              </table:table-cell>
              <table:table-cell office:value-type="float" office:value="781416000">
                <text:p>781416000</text:p>
              </table:table-cell>
              <table:table-cell office:value-type="float" office:value="780972000">
                <text:p>780972000</text:p>
              </table:table-cell>
              <table:table-cell office:value-type="float" office:value="781473000">
                <text:p>781473000</text:p>
              </table:table-cell>
              <table:table-cell office:value-type="float" office:value="781639000">
                <text:p>781639000</text:p>
              </table:table-cell>
              <table:table-cell office:value-type="float" office:value="781438000">
                <text:p>781438000</text:p>
              </table:table-cell>
              <table:table-cell office:value-type="float" office:value="781636000">
                <text:p>781636000</text:p>
              </table:table-cell>
              <table:table-cell office:value-type="float" office:value="781398000">
                <text:p>781398000</text:p>
              </table:table-cell>
              <table:table-cell office:value-type="float" office:value="781600000">
                <text:p>781600000</text:p>
              </table:table-cell>
              <table:table-cell office:value-type="float" office:value="781502000">
                <text:p>781502000</text:p>
              </table:table-cell>
              <table:table-cell office:value-type="float" office:value="781449000">
                <text:p>781449000</text:p>
              </table:table-cell>
              <table:table-cell office:value-type="float" office:value="781578000">
                <text:p>781578000</text:p>
              </table:table-cell>
              <table:table-cell office:value-type="float" office:value="781431000">
                <text:p>781431000</text:p>
              </table:table-cell>
              <table:table-cell office:value-type="float" office:value="781457000">
                <text:p>781457000</text:p>
              </table:table-cell>
              <table:table-cell office:value-type="float" office:value="781469000">
                <text:p>781469000</text:p>
              </table:table-cell>
              <table:table-cell office:value-type="float" office:value="781452000">
                <text:p>781452000</text:p>
              </table:table-cell>
              <table:table-cell office:value-type="float" office:value="781633000">
                <text:p>781633000</text:p>
              </table:table-cell>
              <table:table-cell office:value-type="float" office:value="781613000">
                <text:p>781613000</text:p>
              </table:table-cell>
              <table:table-cell office:value-type="float" office:value="781424000">
                <text:p>781424000</text:p>
              </table:table-cell>
              <table:table-cell office:value-type="float" office:value="781385000">
                <text:p>781385000</text:p>
              </table:table-cell>
              <table:table-cell office:value-type="float" office:value="782143000">
                <text:p>782143000</text:p>
              </table:table-cell>
              <table:table-cell office:value-type="float" office:value="781270000">
                <text:p>781270000</text:p>
              </table:table-cell>
              <table:table-cell office:value-type="float" office:value="781557000">
                <text:p>781557000</text:p>
              </table:table-cell>
              <table:table-cell office:value-type="float" office:value="781121000">
                <text:p>781121000</text:p>
              </table:table-cell>
              <table:table-cell office:value-type="float" office:value="801122000">
                <text:p>80112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